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4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table-cell table:style-name="Table3.A2" table:number-rows-spanned="5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8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9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9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9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9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9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16" office:value-type="string">
            <text:p text:style-name="P36">Miscellaneous operations.</text:p>
          </table:table-cell>
        </table:table-row>
      </table:table>
      <text:p text:style-name="P5"/>
      <text:p text:style-name="P13"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30T10:14:06.869960444</dc:date>
    <meta:editing-duration>PT1H48M56S</meta:editing-duration>
    <meta:editing-cycles>72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3" meta:image-count="0" meta:object-count="0" meta:page-count="3" meta:paragraph-count="99" meta:word-count="706" meta:character-count="3929" meta:non-whitespace-character-count="3273"/>
  </office:meta>
</office:document-meta>
</file>